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4">
            <text:p>I-5134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610.0">
            <text:p>76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51">
            <text:p>0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5">
            <text:p>I-5135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8410.0">
            <text:p>841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Beta-48580">
            <text:p>Beta-48580</text:p>
          </table:table-cell>
          <table:table-cell office:value-type="float" office:value="55.29">
            <text:p>55.29</text:p>
          </table:table-cell>
          <table:table-cell office:value-type="float" office:value="-6.19">
            <text:p>-6.19</text:p>
          </table:table-cell>
          <table:table-cell office:value-type="float" office:value="12740.0">
            <text:p>1274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75">
            <text:p>6.7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Carter1993,ShennanEtal2018">
            <text:p>Carter1993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Q-373">
            <text:p>Q-373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4740.0">
            <text:p>474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Prior1965,GodwinWillis1961,ShennanEtal2018">
            <text:p>Prior1965,GodwinWillis196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689">
            <text:p>UB-689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395.0">
            <text:p>739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74,ShennanEtal2018">
            <text:p>SmithEtal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4">
            <text:p>UB-984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10.0">
            <text:p>811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6">
            <text:p>UB-986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630.0">
            <text:p>116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3">
            <text:p>-1.2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7">
            <text:p>UB-987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75.0">
            <text:p>8175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67">
            <text:p>-1.6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5">
            <text:p>UB-985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740.0">
            <text:p>117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